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128932.3733322" calcext:value-type="float">
            <text:p><text:s/>1,128,932 <text:s/></text:p>
          </table:table-cell>
          <table:table-cell table:style-name="ce49" office:value-type="float" office:value="76055.7087030374" calcext:value-type="float">
            <text:p><text:s/>76,056 <text:s/></text:p>
          </table:table-cell>
          <table:table-cell table:style-name="ce49" office:value-type="float" office:value="1648968.29129524" calcext:value-type="float">
            <text:p><text:s/>1,648,968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7246683.86" calcext:value-type="float">
            <text:p><text:s/>7,246,684 <text:s/></text:p>
          </table:table-cell>
          <table:table-cell table:style-name="ce50" office:value-type="float" office:value="2716975" calcext:value-type="float">
            <text:p><text:s/>2,716,975 <text:s/></text:p>
          </table:table-cell>
          <table:table-cell table:style-name="ce50" office:value-type="float" office:value="7967919" calcext:value-type="float">
            <text:p><text:s/>7,967,9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551" calcext:value-type="float">
            <text:p><text:s/>22,55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9843.55555555556" calcext:value-type="float">
            <text:p><text:s/>9,84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2656" calcext:value-type="float">
            <text:p><text:s/>12,65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730009.653634462" calcext:value-type="float">
            <text:p><text:s/>-730,010 <text:s/></text:p>
          </table:table-cell>
          <table:table-cell table:style-name="ce50" office:value-type="float" office:value="21922.7087030374" calcext:value-type="float">
            <text:p><text:s/>21,923 <text:s/></text:p>
          </table:table-cell>
          <table:table-cell table:style-name="ce50" office:value-type="float" office:value="-1175116.70870476" calcext:value-type="float">
            <text:p><text:s/>-1,175,1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-7800.7661" calcext:value-type="float">
            <text:p><text:s/>-7,80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9095782.33141111" calcext:value-type="float">
            <text:p><text:s/>9,095,782 <text:s/></text:p>
          </table:table-cell>
          <table:table-cell table:style-name="ce51" office:value-type="float" office:value="2771108" calcext:value-type="float">
            <text:p><text:s/>2,771,108 <text:s/></text:p>
          </table:table-cell>
          <table:table-cell table:style-name="ce51" office:value-type="float" office:value="10792004" calcext:value-type="float">
            <text:p><text:s/>10,792,00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7695.7661" calcext:value-type="float">
            <text:p><text:s/>17,696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309.866666666671" calcext:value-type="float">
            <text:p><text:s/>310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8455550.94835" calcext:value-type="float">
            <text:p><text:s/>8,455,551 <text:s/></text:p>
          </table:table-cell>
          <table:table-cell table:style-name="ce50" office:value-type="float" office:value="2771108" calcext:value-type="float">
            <text:p><text:s/>2,771,108 <text:s/></text:p>
          </table:table-cell>
          <table:table-cell table:style-name="ce50" office:value-type="float" office:value="7258701" calcext:value-type="float">
            <text:p><text:s/>7,258,70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98120.1979" calcext:value-type="float">
            <text:p><text:s/>1,698,12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115314.72444444" calcext:value-type="float">
            <text:p><text:s/>2,115,315 <text:s/></text:p>
          </table:table-cell>
          <table:table-cell table:style-name="ce50" office:value-type="float" office:value="2771108" calcext:value-type="float">
            <text:p><text:s/>2,771,10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043" calcext:value-type="float">
            <text:p><text:s/>22,04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1303615.59836667" calcext:value-type="float">
            <text:p><text:s/>1,303,6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676077.1979" calcext:value-type="float">
            <text:p><text:s/>1,676,07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4615346.40888889" calcext:value-type="float">
            <text:p><text:s/>4,615,34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258701" calcext:value-type="float">
            <text:p><text:s/>7,258,7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421274.21665" calcext:value-type="float">
            <text:p><text:s/>421,274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642876.57083022" calcext:value-type="float">
            <text:p><text:s/>2,642,8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116250" calcext:value-type="float">
            <text:p><text:s/>2,116,25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642876.57083022" calcext:value-type="float">
            <text:p><text:s/>2,642,8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116250" calcext:value-type="float">
            <text:p><text:s/>2,116,25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33583.361616667" calcext:value-type="float">
            <text:p><text:s/>433,5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1981" calcext:value-type="float">
            <text:p><text:s/>91,9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263" calcext:value-type="float">
            <text:p><text:s/>12,26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4101.47555555556" calcext:value-type="float">
            <text:p><text:s/>4,10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652" calcext:value-type="float">
            <text:p><text:s/>4,6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59" calcext:value-type="float">
            <text:p><text:s/>1,35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27931.549171111" calcext:value-type="float">
            <text:p><text:s/>227,9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7329" calcext:value-type="float">
            <text:p><text:s/>87,32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904" calcext:value-type="float">
            <text:p><text:s/>10,90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201550.33689" calcext:value-type="float">
            <text:p><text:s/>201,55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54376.8363537778" calcext:value-type="float">
            <text:p><text:s/>54,37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352.7661" calcext:value-type="float">
            <text:p><text:s/>1,353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794837.88925422" calcext:value-type="float">
            <text:p><text:s/>2,794,83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441322" calcext:value-type="float">
            <text:p><text:s/>3,441,322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422209.8021" calcext:value-type="float">
            <text:p><text:s/>422,210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794837.88925422" calcext:value-type="float">
            <text:p><text:s/>2,794,83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441322" calcext:value-type="float">
            <text:p><text:s/>3,441,322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422209.8021" calcext:value-type="float">
            <text:p><text:s/>422,210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739663.52592089" calcext:value-type="float">
            <text:p><text:s/>2,739,6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65899" calcext:value-type="float">
            <text:p><text:s/>3,365,8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1729.8021" calcext:value-type="float">
            <text:p><text:s/>421,7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9061.1877777778" calcext:value-type="float">
            <text:p><text:s/>19,06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721" calcext:value-type="float">
            <text:p><text:s/>27,7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82" calcext:value-type="float">
            <text:p><text:s/>1,18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9516.58" calcext:value-type="float">
            <text:p><text:s/>9,51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278" calcext:value-type="float">
            <text:p><text:s/>10,2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72" calcext:value-type="float">
            <text:p><text:s/>3,37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4396.55777777778" calcext:value-type="float">
            <text:p><text:s/>4,3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718" calcext:value-type="float">
            <text:p><text:s/>6,71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433.896666666667" calcext:value-type="float">
            <text:p><text:s/>4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63" calcext:value-type="float">
            <text:p><text:s/>66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98454.3688888889" calcext:value-type="float">
            <text:p><text:s/>98,45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7365" calcext:value-type="float">
            <text:p><text:s/>147,36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526028.587777778" calcext:value-type="float">
            <text:p><text:s/>526,0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75711" calcext:value-type="float">
            <text:p><text:s/>775,7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52" calcext:value-type="float">
            <text:p><text:s/>4,25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94385.7777777778" calcext:value-type="float">
            <text:p><text:s/>94,38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4825" calcext:value-type="float">
            <text:p><text:s/>134,8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48" calcext:value-type="float">
            <text:p><text:s/>4,24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7680.9955555556" calcext:value-type="float">
            <text:p>( 37,681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0887" calcext:value-type="float">
            <text:p>( 50,88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4248" calcext:value-type="float">
            <text:p>( 4,248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56704.7822222222" calcext:value-type="float">
            <text:p>( 56,705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83938" calcext:value-type="float">
            <text:p>( 83,93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191799.954444444" calcext:value-type="float">
            <text:p><text:s/>191,8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4082" calcext:value-type="float">
            <text:p><text:s/>284,0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220721.952222222" calcext:value-type="float">
            <text:p><text:s/>220,7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7587" calcext:value-type="float">
            <text:p><text:s/>327,5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9120.9033333333" calcext:value-type="float">
            <text:p><text:s/>19,121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29217" calcext:value-type="float">
            <text:p><text:s/>29,217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009.80777777778" calcext:value-type="float">
            <text:p><text:s/>1,0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43" calcext:value-type="float">
            <text:p><text:s/>1,54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621555.15888889" calcext:value-type="float">
            <text:p><text:s/>1,621,55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84285" calcext:value-type="float">
            <text:p><text:s/>2,384,2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408" calcext:value-type="float">
            <text:p><text:s/>28,40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331979.37777778" calcext:value-type="float">
            <text:p><text:s/>1,331,97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77689" calcext:value-type="float">
            <text:p><text:s/>1,977,6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89575.781111111" calcext:value-type="float">
            <text:p><text:s/>289,57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6596" calcext:value-type="float">
            <text:p><text:s/>406,59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408" calcext:value-type="float">
            <text:p><text:s/>28,40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7.77777777777778" calcext:value-type="float">
            <text:p>( 8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55" office:value-type="float" office:value="10" calcext:value-type="float">
            <text:p>( 10 <text:s/>)</text:p>
          </table:table-cell>
          <table:table-cell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422203.612587556" calcext:value-type="float">
            <text:p><text:s/>422,20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396" calcext:value-type="float">
            <text:p><text:s/>11,39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7123.8021" calcext:value-type="float">
            <text:p><text:s/>337,12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418244.723698667" calcext:value-type="float">
            <text:p><text:s/>418,24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396" calcext:value-type="float">
            <text:p><text:s/>11,39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2033.8021" calcext:value-type="float">
            <text:p><text:s/>332,03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3958.88888888889" calcext:value-type="float">
            <text:p><text:s/>3,95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090" calcext:value-type="float">
            <text:p><text:s/>5,09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5989.4444444444" calcext:value-type="float">
            <text:p><text:s/>25,9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3415" calcext:value-type="float">
            <text:p><text:s/>33,41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9764.43444444445" calcext:value-type="float">
            <text:p><text:s/>9,764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219" calcext:value-type="float">
            <text:p><text:s/>21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2370" calcext:value-type="float">
            <text:p><text:s/>12,370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798.777777777778" calcext:value-type="float">
            <text:p><text:s/>79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027" calcext:value-type="float">
            <text:p><text:s/>1,02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451.111111111111" calcext:value-type="float">
            <text:p><text:s/>45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80" calcext:value-type="float">
            <text:p><text:s/>58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170.994444444444" calcext:value-type="float">
            <text:p><text:s/>1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5" calcext:value-type="float">
            <text:p><text:s/>1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1" calcext:value-type="float">
            <text:p><text:s/>5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170.994444444444" calcext:value-type="float">
            <text:p><text:s/>1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5" calcext:value-type="float">
            <text:p><text:s/>1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1" calcext:value-type="float">
            <text:p><text:s/>5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9563.0111111111" calcext:value-type="float">
            <text:p><text:s/>49,5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4950" calcext:value-type="float">
            <text:p><text:s/>74,9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9" calcext:value-type="float">
            <text:p><text:s/>42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27.866666666667" calcext:value-type="float">
            <text:p><text:s/>12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327.444444444444" calcext:value-type="float">
            <text:p><text:s/>3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21" calcext:value-type="float">
            <text:p><text:s/>42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6085.28666666667" calcext:value-type="float">
            <text:p><text:s/>6,0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282" calcext:value-type="float">
            <text:p><text:s/>9,2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43022.4133333333" calcext:value-type="float">
            <text:p><text:s/>43,02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65668" calcext:value-type="float">
            <text:p><text:s/>65,66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8" calcext:value-type="float">
            <text:p><text:s/>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440.35777777778" calcext:value-type="float">
            <text:p><text:s/>5,44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98" calcext:value-type="float">
            <text:p><text:s/>298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9743083.682" calcext:value-type="float">
            <text:p><text:s/>19,743,08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9743083.682" calcext:value-type="float">
            <text:p><text:s/>19,743,084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9743083.682" calcext:value-type="float">
            <text:p><text:s/>19,743,08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9743083.682" calcext:value-type="float">
            <text:p><text:s/>19,743,084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105390" calcext:value-type="float">
            <text:p><text:s/>105,390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887069.4742222" calcext:value-type="float">
            <text:p><text:s/>22,887,069 <text:s/></text:p>
          </table:table-cell>
          <table:table-cell table:style-name="ce50" office:value-type="float" office:value="18839413" calcext:value-type="float">
            <text:p><text:s/>18,839,41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33063.478" calcext:value-type="float">
            <text:p><text:s/>1,033,06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30560.60499546" calcext:value-type="float">
            <text:p><text:s/>1,330,56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8503.733333333" calcext:value-type="float">
            <text:p><text:s/>918,50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8550.577777778" calcext:value-type="float">
            <text:p><text:s/>328,55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0967.183302784" calcext:value-type="float">
            <text:p><text:s/>310,967 <text:s/></text:p>
          </table:table-cell>
          <table:table-cell table:style-name="ce50" office:value-type="float" office:value="359729" calcext:value-type="float">
            <text:p><text:s/>359,72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11680.44" calcext:value-type="float">
            <text:p><text:s/>-11,68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0103877.3748129" calcext:value-type="float">
            <text:p><text:s/>20,103,877 <text:s/></text:p>
          </table:table-cell>
          <table:table-cell table:style-name="ce51" office:value-type="float" office:value="18585074" calcext:value-type="float">
            <text:p><text:s/>18,585,074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044743.918" calcext:value-type="float">
            <text:p><text:s/>1,044,74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43441.61100855" calcext:value-type="float">
            <text:p><text:s/>2,943,4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34.446" calcext:value-type="float">
            <text:p><text:s/>3,23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664" calcext:value-type="float">
            <text:p><text:s/>664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30948.4" calcext:value-type="float">
            <text:p><text:s/>230,948 <text:s/></text:p>
          </table:table-cell>
          <table:table-cell table:style-name="ce50" office:value-type="float" office:value="3116818.67" calcext:value-type="float">
            <text:p><text:s/>3,116,819 <text:s/></text:p>
          </table:table-cell>
          <table:table-cell table:style-name="ce50" office:value-type="float" office:value="213866.54" calcext:value-type="float">
            <text:p><text:s/>213,867 <text:s/></text:p>
          </table:table-cell>
          <table:table-cell table:style-name="ce50" office:value-type="float" office:value="20457269.4111111" calcext:value-type="float">
            <text:p><text:s/>20,457,269 <text:s/></text:p>
          </table:table-cell>
          <table:table-cell table:style-name="ce50" office:value-type="float" office:value="18585074" calcext:value-type="float">
            <text:p><text:s/>18,585,0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599403.8111111" calcext:value-type="float">
            <text:p><text:s/>18,599,404 <text:s/></text:p>
          </table:table-cell>
          <table:table-cell table:style-name="ce50" office:value-type="float" office:value="18585074" calcext:value-type="float">
            <text:p><text:s/>18,585,0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57865.6" calcext:value-type="float">
            <text:p><text:s/>1,857,86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30948.4" calcext:value-type="float">
            <text:p><text:s/>230,948 <text:s/></text:p>
          </table:table-cell>
          <table:table-cell table:style-name="ce51" office:value-type="float" office:value="3116818.67" calcext:value-type="float">
            <text:p><text:s/>3,116,819 <text:s/></text:p>
          </table:table-cell>
          <table:table-cell table:style-name="ce51" office:value-type="float" office:value="213866.54" calcext:value-type="float">
            <text:p><text:s/>213,867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915013.974" calcext:value-type="float">
            <text:p><text:s/>915,014 <text:s/></text:p>
          </table:table-cell>
          <table:table-cell table:style-name="ce50" office:value-type="float" office:value="5882364.686" calcext:value-type="float">
            <text:p><text:s/>5,882,365 <text:s/></text:p>
          </table:table-cell>
          <table:table-cell table:style-name="ce50" office:value-type="float" office:value="298813.85" calcext:value-type="float">
            <text:p><text:s/>298,814 <text:s/></text:p>
          </table:table-cell>
          <table:table-cell table:style-name="ce50" office:value-type="float" office:value="21899330.2606268" calcext:value-type="float">
            <text:p><text:s/>21,899,33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2221" calcext:value-type="float">
            <text:p><text:s/>1,162,221 <text:s/></text:p>
          </table:table-cell>
          <table:table-cell table:style-name="ce50" office:value-type="float" office:value="924701.5" calcext:value-type="float">
            <text:p><text:s/>924,70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915013.974" calcext:value-type="float">
            <text:p><text:s/>915,014 <text:s/></text:p>
          </table:table-cell>
          <table:table-cell table:style-name="ce50" office:value-type="float" office:value="5882364.686" calcext:value-type="float">
            <text:p><text:s/>5,882,365 <text:s/></text:p>
          </table:table-cell>
          <table:table-cell table:style-name="ce50" office:value-type="float" office:value="298813.85" calcext:value-type="float">
            <text:p><text:s/>298,814 <text:s/></text:p>
          </table:table-cell>
          <table:table-cell table:style-name="ce50" office:value-type="float" office:value="19052094.979217" calcext:value-type="float">
            <text:p><text:s/>19,052,09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2221" calcext:value-type="float">
            <text:p><text:s/>1,162,221 <text:s/></text:p>
          </table:table-cell>
          <table:table-cell table:style-name="ce50" office:value-type="float" office:value="800227.299218667" calcext:value-type="float">
            <text:p><text:s/>800,22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847235.28140978" calcext:value-type="float">
            <text:p><text:s/>2,847,23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24474.200781333" calcext:value-type="float">
            <text:p><text:s/>124,47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93781.046" calcext:value-type="float">
            <text:p><text:s/>293,781 <text:s/></text:p>
          </table:table-cell>
          <table:table-cell table:style-name="ce50" office:value-type="float" office:value="2491013" calcext:value-type="float">
            <text:p><text:s/>2,491,013 <text:s/></text:p>
          </table:table-cell>
          <table:table-cell table:style-name="ce50" office:value-type="float" office:value="56310.15" calcext:value-type="float">
            <text:p><text:s/>56,310 <text:s/></text:p>
          </table:table-cell>
          <table:table-cell table:style-name="ce50" office:value-type="float" office:value="2328518.80933333" calcext:value-type="float">
            <text:p><text:s/>2,328,51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2221" calcext:value-type="float">
            <text:p><text:s/>1,162,221 <text:s/></text:p>
          </table:table-cell>
          <table:table-cell table:style-name="ce50" office:value-type="float" office:value="37504.214" calcext:value-type="float">
            <text:p><text:s/>37,50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4.466666666667" calcext:value-type="float">
            <text:p><text:s/>30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75162.236" calcext:value-type="float">
            <text:p><text:s/>175,162 <text:s/></text:p>
          </table:table-cell>
          <table:table-cell table:style-name="ce50" office:value-type="float" office:value="797635.87" calcext:value-type="float">
            <text:p><text:s/>797,636 <text:s/></text:p>
          </table:table-cell>
          <table:table-cell table:style-name="ce50" office:value-type="float" office:value="56310.15" calcext:value-type="float">
            <text:p><text:s/>56,310 <text:s/></text:p>
          </table:table-cell>
          <table:table-cell table:style-name="ce50" office:value-type="float" office:value="108250.133333333" calcext:value-type="float">
            <text:p><text:s/>108,25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18618.81" calcext:value-type="float">
            <text:p><text:s/>118,619 <text:s/></text:p>
          </table:table-cell>
          <table:table-cell table:style-name="ce50" office:value-type="float" office:value="1693377.13" calcext:value-type="float">
            <text:p><text:s/>1,693,3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14273.54266667" calcext:value-type="float">
            <text:p><text:s/>2,214,27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2221" calcext:value-type="float">
            <text:p><text:s/>1,162,221 <text:s/></text:p>
          </table:table-cell>
          <table:table-cell table:style-name="ce50" office:value-type="float" office:value="37504.214" calcext:value-type="float">
            <text:p><text:s/>37,50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43.95555555556" calcext:value-type="float">
            <text:p><text:s/>5,24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46.711111111111" calcext:value-type="float">
            <text:p><text:s/>447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67171.52" calcext:value-type="float">
            <text:p><text:s/>67,172 <text:s/></text:p>
          </table:table-cell>
          <table:table-cell table:style-name="ce52" office:value-type="float" office:value="225452.992" calcext:value-type="float">
            <text:p><text:s/>225,453 <text:s/></text:p>
          </table:table-cell>
          <table:table-cell table:style-name="ce52" office:value-type="float" office:value="12105.3" calcext:value-type="float">
            <text:p><text:s/>12,105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322449.008" calcext:value-type="float">
            <text:p><text:s/>322,449 <text:s/></text:p>
          </table:table-cell>
          <table:table-cell table:style-name="ce52" office:value-type="float" office:value="49080.024" calcext:value-type="float">
            <text:p><text:s/>49,080 <text:s/></text:p>
          </table:table-cell>
          <table:table-cell table:style-name="ce52" office:value-type="float" office:value="16531.86" calcext:value-type="float">
            <text:p><text:s/>16,532 <text:s/></text:p>
          </table:table-cell>
          <table:table-cell table:style-name="ce52" office:value-type="float" office:value="16273977.8039867" calcext:value-type="float">
            <text:p><text:s/>16,273,978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928706.758" calcext:value-type="float">
            <text:p><text:s/>1,928,707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322449.008" calcext:value-type="float">
            <text:p><text:s/>322,449 <text:s/></text:p>
          </table:table-cell>
          <table:table-cell table:style-name="ce52" office:value-type="float" office:value="49080.024" calcext:value-type="float">
            <text:p><text:s/>49,080 <text:s/></text:p>
          </table:table-cell>
          <table:table-cell table:style-name="ce52" office:value-type="float" office:value="16531.86" calcext:value-type="float">
            <text:p><text:s/>16,532 <text:s/></text:p>
          </table:table-cell>
          <table:table-cell table:style-name="ce52" office:value-type="float" office:value="12516021.372" calcext:value-type="float">
            <text:p><text:s/>12,516,021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928706.758" calcext:value-type="float">
            <text:p><text:s/>1,928,7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310790.008" calcext:value-type="float">
            <text:p><text:s/>310,790 <text:s/></text:p>
          </table:table-cell>
          <table:table-cell table:style-name="ce50" office:value-type="float" office:value="49080.024" calcext:value-type="float">
            <text:p><text:s/>49,080 <text:s/></text:p>
          </table:table-cell>
          <table:table-cell table:style-name="ce50" office:value-type="float" office:value="16531.86" calcext:value-type="float">
            <text:p><text:s/>16,532 <text:s/></text:p>
          </table:table-cell>
          <table:table-cell table:style-name="ce50" office:value-type="float" office:value="4707753.94444445" calcext:value-type="float">
            <text:p><text:s/>4,707,7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9371.85" calcext:value-type="float">
            <text:p><text:s/>259,3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410.9333333333" calcext:value-type="float">
            <text:p><text:s/>57,41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59" calcext:value-type="float">
            <text:p><text:s/>35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67870.584888889" calcext:value-type="float">
            <text:p><text:s/>467,8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57.744" calcext:value-type="float">
            <text:p><text:s/>3,7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0438.340444444" calcext:value-type="float">
            <text:p><text:s/>870,43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80.594" calcext:value-type="float">
            <text:p><text:s/>1,4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004.9346666667" calcext:value-type="float">
            <text:p><text:s/>28,0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6.452" calcext:value-type="float">
            <text:p><text:s/>14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821.1244444444" calcext:value-type="float">
            <text:p><text:s/>10,8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02.17" calcext:value-type="float">
            <text:p><text:s/>2,40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8081.665333333" calcext:value-type="float">
            <text:p><text:s/>458,08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23.298" calcext:value-type="float">
            <text:p><text:s/>5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82.75777777778" calcext:value-type="float">
            <text:p><text:s/>6,28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32.42" calcext:value-type="float">
            <text:p><text:s/>1,73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3030.261333333" calcext:value-type="float">
            <text:p><text:s/>533,0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75.092" calcext:value-type="float">
            <text:p><text:s/>5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3030.261333333" calcext:value-type="float">
            <text:p><text:s/>533,0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75.092" calcext:value-type="float">
            <text:p><text:s/>5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33030.261333333" calcext:value-type="float">
            <text:p>( 533,03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575.092" calcext:value-type="float">
            <text:p>( 575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700.1142222222" calcext:value-type="float">
            <text:p><text:s/>77,7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43.088" calcext:value-type="float">
            <text:p><text:s/>1,44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0610.829333333" calcext:value-type="float">
            <text:p><text:s/>110,6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5.044" calcext:value-type="float">
            <text:p><text:s/>275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592770.878666667" calcext:value-type="float">
            <text:p><text:s/>592,77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6497.468" calcext:value-type="float">
            <text:p><text:s/>6,49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1827.794666667" calcext:value-type="float">
            <text:p><text:s/>571,8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9663.042" calcext:value-type="float">
            <text:p><text:s/>159,6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708.6377777778" calcext:value-type="float">
            <text:p><text:s/>49,7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6.09" calcext:value-type="float">
            <text:p><text:s/>1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2119.156888889" calcext:value-type="float">
            <text:p><text:s/>522,1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9546.952" calcext:value-type="float">
            <text:p><text:s/>159,5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91293.2075555556" calcext:value-type="float">
            <text:p>( 91,293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02736.078" calcext:value-type="float">
            <text:p>( 102,736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208462.005777778" calcext:value-type="float">
            <text:p>( 208,462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5129.392" calcext:value-type="float">
            <text:p>( 5,12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310431.008" calcext:value-type="float">
            <text:p><text:s/>310,431 <text:s/></text:p>
          </table:table-cell>
          <table:table-cell table:style-name="ce50" office:value-type="float" office:value="49080.024" calcext:value-type="float">
            <text:p><text:s/>49,080 <text:s/></text:p>
          </table:table-cell>
          <table:table-cell table:style-name="ce50" office:value-type="float" office:value="16531.86" calcext:value-type="float">
            <text:p><text:s/>16,532 <text:s/></text:p>
          </table:table-cell>
          <table:table-cell table:style-name="ce50" office:value-type="float" office:value="535101.632444444" calcext:value-type="float">
            <text:p><text:s/>535,1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256.332" calcext:value-type="float">
            <text:p><text:s/>17,2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310431.008" calcext:value-type="float">
            <text:p><text:s/>310,431 <text:s/></text:p>
          </table:table-cell>
          <table:table-cell table:style-name="ce50" office:value-type="float" office:value="49080.024" calcext:value-type="float">
            <text:p><text:s/>49,080 <text:s/></text:p>
          </table:table-cell>
          <table:table-cell table:style-name="ce50" office:value-type="float" office:value="16531.86" calcext:value-type="float">
            <text:p><text:s/>16,532 <text:s/></text:p>
          </table:table-cell>
          <table:table-cell table:style-name="ce50" office:value-type="float" office:value="479123.623111111" calcext:value-type="float">
            <text:p><text:s/>479,1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873.968" calcext:value-type="float">
            <text:p><text:s/>15,87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978.0093333333" calcext:value-type="float">
            <text:p><text:s/>55,9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82.364" calcext:value-type="float">
            <text:p><text:s/>1,38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52.733333333333" calcext:value-type="float">
            <text:p>( 353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8801.4946666667" calcext:value-type="float">
            <text:p><text:s/>98,80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692.942" calcext:value-type="float">
            <text:p><text:s/>11,693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1668.9906666667" calcext:value-type="float">
            <text:p><text:s/>21,66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269.686" calcext:value-type="float">
            <text:p><text:s/>2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670.0204444444" calcext:value-type="float">
            <text:p><text:s/>69,6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973.664" calcext:value-type="float">
            <text:p><text:s/>13,97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480.0888888889" calcext:value-type="float">
            <text:p><text:s/>39,4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91.55" calcext:value-type="float">
            <text:p><text:s/>2,99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378.7982222222" calcext:value-type="float">
            <text:p><text:s/>53,3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691.264" calcext:value-type="float">
            <text:p><text:s/>34,69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18.24444444444" calcext:value-type="float">
            <text:p><text:s/>1,9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2884.455555556" calcext:value-type="float">
            <text:p><text:s/>102,88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36" calcext:value-type="float">
            <text:p><text:s/>3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03837.77777778" calcext:value-type="float">
            <text:p><text:s/>4,703,83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509.9777777778" calcext:value-type="float">
            <text:p><text:s/>55,51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96919.4" calcext:value-type="float">
            <text:p><text:s/>4,396,91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36" calcext:value-type="float">
            <text:p><text:s/>3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2268.3555555556" calcext:value-type="float">
            <text:p><text:s/>42,26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9140.044444444" calcext:value-type="float">
            <text:p><text:s/>209,14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93032.733333333" calcext:value-type="float">
            <text:p><text:s/>893,03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92.46666666667" calcext:value-type="float">
            <text:p><text:s/>6,7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886240.266666667" calcext:value-type="float">
            <text:p><text:s/>886,240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83" calcext:value-type="float">
            <text:p><text:s/>38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00362.03644444" calcext:value-type="float">
            <text:p><text:s/>1,100,3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82.588" calcext:value-type="float">
            <text:p><text:s/>2,78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74" calcext:value-type="float">
            <text:p><text:s/>27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5049.230222222" calcext:value-type="float">
            <text:p><text:s/>105,0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20.062" calcext:value-type="float">
            <text:p><text:s/>2,6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89.56666666667" calcext:value-type="float">
            <text:p><text:s/>5,89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303.4" calcext:value-type="float">
            <text:p><text:s/>27,30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536.2666666667" calcext:value-type="float">
            <text:p><text:s/>16,53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95.8222222222" calcext:value-type="float">
            <text:p><text:s/>10,79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3" calcext:value-type="float">
            <text:p><text:s/>2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21516.636444444" calcext:value-type="float">
            <text:p><text:s/>821,5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8.238" calcext:value-type="float">
            <text:p><text:s/>148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86" calcext:value-type="float">
            <text:p><text:s/>86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13271.114222222" calcext:value-type="float">
            <text:p><text:s/>113,27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4.288" calcext:value-type="float">
            <text:p><text:s/>14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1240" calcext:value-type="float">
            <text:p><text:s/>11,240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111034.88" calcext:value-type="float">
            <text:p><text:s/>1,111,035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666552.32" calcext:value-type="float">
            <text:p><text:s/>1,666,5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57956.43198665" calcext:value-type="float">
            <text:p><text:s/>3,757,95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57956.43198665" calcext:value-type="float">
            <text:p><text:s/>3,757,95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529321.70833333" calcext:value-type="float">
            <text:p>( 2,529,322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487593.56" calcext:value-type="float">
            <text:p><text:s/>7,487,59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487593.56" calcext:value-type="float">
            <text:p><text:s/>7,487,59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60041" calcext:value-type="float">
            <text:p><text:s/>1,960,0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42224" calcext:value-type="float">
            <text:p><text:s/>42,224 <text:s/></text:p>
          </table:table-cell>
          <table:table-cell table:style-name="ce50" office:value-type="float" office:value="40" calcext:value-type="float">
            <text:p><text:s/>4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69619.4" calcext:value-type="float">
            <text:p><text:s/>369,61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80632.542" calcext:value-type="float">
            <text:p><text:s/>-80,633 <text:s/></text:p>
          </table:table-cell>
          <table:table-cell table:style-name="ce50" office:value-type="float" office:value="-1595" calcext:value-type="float">
            <text:p><text:s/>-1,595 <text:s/></text:p>
          </table:table-cell>
          <table:table-cell table:style-name="ce50" office:value-type="float" office:value="194828.875" calcext:value-type="float">
            <text:p><text:s/>194,829 <text:s/></text:p>
          </table:table-cell>
          <table:table-cell table:style-name="ce50" office:value-type="float" office:value="-19690.7733333334" calcext:value-type="float">
            <text:p><text:s/>-19,6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38" calcext:value-type="float">
            <text:p><text:s/>6,138 <text:s/></text:p>
          </table:table-cell>
          <table:table-cell table:style-name="ce50" office:value-type="float" office:value="-7902.53329414813" calcext:value-type="float">
            <text:p><text:s/>-7,903 <text:s/></text:p>
          </table:table-cell>
          <table:table-cell table:style-name="ce50" office:value-type="float" office:value="-30902.4667058519" calcext:value-type="float">
            <text:p><text:s/>-30,902 <text:s/></text:p>
          </table:table-cell>
          <table:table-cell table:style-name="ce50" office:value-type="float" office:value="36767" calcext:value-type="float">
            <text:p><text:s/>36,76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80632.542" calcext:value-type="float">
            <text:p><text:s/>80,633 <text:s/></text:p>
          </table:table-cell>
          <table:table-cell table:style-name="ce51" office:value-type="float" office:value="1595" calcext:value-type="float">
            <text:p><text:s/>1,595 <text:s/></text:p>
          </table:table-cell>
          <table:table-cell table:style-name="ce51" office:value-type="float" office:value="1765212.125" calcext:value-type="float">
            <text:p><text:s/>1,765,212 <text:s/></text:p>
          </table:table-cell>
          <table:table-cell table:style-name="ce51" office:value-type="float" office:value="19690.7733333334" calcext:value-type="float">
            <text:p><text:s/>19,69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6138" calcext:value-type="float">
            <text:p><text:s/>-6,138 <text:s/></text:p>
          </table:table-cell>
          <table:table-cell table:style-name="ce51" office:value-type="float" office:value="7902.53329414813" calcext:value-type="float">
            <text:p><text:s/>7,903 <text:s/></text:p>
          </table:table-cell>
          <table:table-cell table:style-name="ce51" office:value-type="float" office:value="-380940.933294148" calcext:value-type="float">
            <text:p><text:s/>-380,941 <text:s/></text:p>
          </table:table-cell>
          <table:table-cell table:style-name="ce51" office:value-type="float" office:value="-36807" calcext:value-type="float">
            <text:p><text:s/>-36,80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88844" calcext:value-type="float">
            <text:p><text:s/>1,388,844 <text:s/></text:p>
          </table:table-cell>
          <table:table-cell table:style-name="ce50" office:value-type="float" office:value="155135" calcext:value-type="float">
            <text:p><text:s/>155,1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8" calcext:value-type="float">
            <text:p><text:s/>248 <text:s/></text:p>
          </table:table-cell>
          <table:table-cell table:style-name="ce50" office:value-type="float" office:value="758.579482641328" calcext:value-type="float">
            <text:p><text:s/>759 <text:s/></text:p>
          </table:table-cell>
          <table:table-cell table:style-name="ce50" office:value-type="float" office:value="2170.42051735867" calcext:value-type="float">
            <text:p><text:s/>2,170 <text:s/></text:p>
          </table:table-cell>
          <table:table-cell table:style-name="ce50" office:value-type="float" office:value="23488" calcext:value-type="float">
            <text:p><text:s/>23,48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249" calcext:value-type="float">
            <text:p><text:s/>19,24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249" calcext:value-type="float">
            <text:p><text:s/>19,24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574" calcext:value-type="float">
            <text:p><text:s/>20,574 <text:s/></text:p>
          </table:table-cell>
          <table:table-cell table:style-name="ce50" office:value-type="float" office:value="2542487" calcext:value-type="float">
            <text:p><text:s/>2,542,487 <text:s/></text:p>
          </table:table-cell>
          <table:table-cell table:style-name="ce50" office:value-type="float" office:value="3168060.22666667" calcext:value-type="float">
            <text:p><text:s/>3,168,0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468" calcext:value-type="float">
            <text:p><text:s/>42,468 <text:s/></text:p>
          </table:table-cell>
          <table:table-cell table:style-name="ce50" office:value-type="float" office:value="166805.987388493" calcext:value-type="float">
            <text:p><text:s/>166,806 <text:s/></text:p>
          </table:table-cell>
          <table:table-cell table:style-name="ce50" office:value-type="float" office:value="528559.012611507" calcext:value-type="float">
            <text:p><text:s/>528,559 <text:s/></text:p>
          </table:table-cell>
          <table:table-cell table:style-name="ce50" office:value-type="float" office:value="188763" calcext:value-type="float">
            <text:p><text:s/>188,76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574" calcext:value-type="float">
            <text:p><text:s/>20,574 <text:s/></text:p>
          </table:table-cell>
          <table:table-cell table:style-name="ce50" office:value-type="float" office:value="2542487" calcext:value-type="float">
            <text:p><text:s/>2,542,487 <text:s/></text:p>
          </table:table-cell>
          <table:table-cell table:style-name="ce50" office:value-type="float" office:value="124691.946666667" calcext:value-type="float">
            <text:p><text:s/>124,6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468" calcext:value-type="float">
            <text:p><text:s/>42,468 <text:s/></text:p>
          </table:table-cell>
          <table:table-cell table:style-name="ce50" office:value-type="float" office:value="166805.987388493" calcext:value-type="float">
            <text:p><text:s/>166,806 <text:s/></text:p>
          </table:table-cell>
          <table:table-cell table:style-name="ce50" office:value-type="float" office:value="528559.012611507" calcext:value-type="float">
            <text:p><text:s/>528,559 <text:s/></text:p>
          </table:table-cell>
          <table:table-cell table:style-name="ce50" office:value-type="float" office:value="188763" calcext:value-type="float">
            <text:p><text:s/>188,76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043368.28" calcext:value-type="float">
            <text:p><text:s/>3,043,36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20" calcext:value-type="float">
            <text:p><text:s/>2,9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326" calcext:value-type="float">
            <text:p><text:s/>12,32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3" calcext:value-type="float">
            <text:p><text:s/>103 <text:s/></text:p>
          </table:table-cell>
          <table:table-cell table:style-name="ce50" office:value-type="float" office:value="175" calcext:value-type="float">
            <text:p><text:s/>17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" calcext:value-type="float">
            <text:p><text:s/>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" calcext:value-type="float">
            <text:p><text:s/>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6" calcext:value-type="float">
            <text:p><text:s/>12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20" calcext:value-type="float">
            <text:p><text:s/>2,9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040" calcext:value-type="float">
            <text:p><text:s/>6,04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3" calcext:value-type="float">
            <text:p><text:s/>103 <text:s/></text:p>
          </table:table-cell>
          <table:table-cell table:style-name="ce50" office:value-type="float" office:value="41" calcext:value-type="float">
            <text:p><text:s/>4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42" calcext:value-type="float">
            <text:p><text:s/>6,0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86" calcext:value-type="float">
            <text:p><text:s/>18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80632.542" calcext:value-type="float">
            <text:p><text:s/>80,633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918855.125" calcext:value-type="float">
            <text:p><text:s/>2,918,855 <text:s/></text:p>
          </table:table-cell>
          <table:table-cell table:style-name="ce52" office:value-type="float" office:value="3020290" calcext:value-type="float">
            <text:p><text:s/>3,020,29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6081" calcext:value-type="float">
            <text:p><text:s/>36,081 <text:s/></text:p>
          </table:table-cell>
          <table:table-cell table:style-name="ce52" office:value-type="float" office:value="173949.9412" calcext:value-type="float">
            <text:p><text:s/>173,950 <text:s/></text:p>
          </table:table-cell>
          <table:table-cell table:style-name="ce52" office:value-type="float" office:value="145344.6588" calcext:value-type="float">
            <text:p><text:s/>145,345 <text:s/></text:p>
          </table:table-cell>
          <table:table-cell table:style-name="ce52" office:value-type="float" office:value="128293" calcext:value-type="float">
            <text:p><text:s/>128,29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80632.542" calcext:value-type="float">
            <text:p><text:s/>80,633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07" calcext:value-type="float">
            <text:p><text:s/>407 <text:s/></text:p>
          </table:table-cell>
          <table:table-cell table:style-name="ce52" office:value-type="float" office:value="3020290" calcext:value-type="float">
            <text:p><text:s/>3,020,29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6081" calcext:value-type="float">
            <text:p><text:s/>36,081 <text:s/></text:p>
          </table:table-cell>
          <table:table-cell table:style-name="ce52" office:value-type="float" office:value="173949.9412" calcext:value-type="float">
            <text:p><text:s/>173,950 <text:s/></text:p>
          </table:table-cell>
          <table:table-cell table:style-name="ce52" office:value-type="float" office:value="145344.6588" calcext:value-type="float">
            <text:p><text:s/>145,345 <text:s/></text:p>
          </table:table-cell>
          <table:table-cell table:style-name="ce52" office:value-type="float" office:value="128293" calcext:value-type="float">
            <text:p><text:s/>128,29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76873.012" calcext:value-type="float">
            <text:p><text:s/>76,87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7" calcext:value-type="float">
            <text:p><text:s/>407 <text:s/></text:p>
          </table:table-cell>
          <table:table-cell table:style-name="ce50" office:value-type="float" office:value="26177" calcext:value-type="float">
            <text:p><text:s/>26,1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512" calcext:value-type="float">
            <text:p><text:s/>10,51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6" calcext:value-type="float">
            <text:p><text:s/>24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217.892" calcext:value-type="float">
            <text:p><text:s/>21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300" calcext:value-type="float">
            <text:p><text:s/>3,3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08" calcext:value-type="float">
            <text:p><text:s/>1,40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77" calcext:value-type="float">
            <text:p><text:s/>1,4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9" calcext:value-type="float">
            <text:p><text:s/>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9" calcext:value-type="float">
            <text:p><text:s/>1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" calcext:value-type="float">
            <text:p><text:s/>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4" calcext:value-type="float">
            <text:p><text:s/>2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" calcext:value-type="float">
            <text:p><text:s/>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2" calcext:value-type="float">
            <text:p><text:s/>97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4" calcext:value-type="float">
            <text:p><text:s/>14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3" calcext:value-type="float">
            <text:p><text:s/>1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" calcext:value-type="float">
            <text:p><text:s/>3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50" calcext:value-type="float">
            <text:p><text:s/>7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4" calcext:value-type="float">
            <text:p><text:s/>1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50" calcext:value-type="float">
            <text:p><text:s/>7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4" calcext:value-type="float">
            <text:p><text:s/>1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750" calcext:value-type="float">
            <text:p>( 75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54" calcext:value-type="float">
            <text:p>( 154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4" calcext:value-type="float">
            <text:p><text:s/>5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5" calcext:value-type="float">
            <text:p><text:s/>1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2" calcext:value-type="float">
            <text:p><text:s/>4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910" calcext:value-type="float">
            <text:p><text:s/>1,910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70964.924" calcext:value-type="float">
            <text:p><text:s/>70,96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29" calcext:value-type="float">
            <text:p><text:s/>1,72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9" calcext:value-type="float">
            <text:p><text:s/>12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00.016" calcext:value-type="float">
            <text:p><text:s/>10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84" calcext:value-type="float">
            <text:p><text:s/>58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70864.908" calcext:value-type="float">
            <text:p><text:s/>70,86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45" calcext:value-type="float">
            <text:p><text:s/>1,1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9" calcext:value-type="float">
            <text:p><text:s/>12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67585.812" calcext:value-type="float">
            <text:p>( 67,586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009" calcext:value-type="float">
            <text:p>( 1,00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" calcext:value-type="float">
            <text:p>( 2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925.148" calcext:value-type="float">
            <text:p>( 925 <text:s/>)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55" office:value-type="float" office:value="48" calcext:value-type="float">
            <text:p>( 48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105" calcext:value-type="float">
            <text:p>( 105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07" calcext:value-type="float">
            <text:p><text:s/>407 <text:s/></text:p>
          </table:table-cell>
          <table:table-cell table:style-name="ce50" office:value-type="float" office:value="1019" calcext:value-type="float">
            <text:p><text:s/>1,0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531" calcext:value-type="float">
            <text:p><text:s/>7,5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8" calcext:value-type="float">
            <text:p><text:s/>7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468" calcext:value-type="float">
            <text:p><text:s/>7,46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07" calcext:value-type="float">
            <text:p><text:s/>407 <text:s/></text:p>
          </table:table-cell>
          <table:table-cell table:style-name="ce50" office:value-type="float" office:value="231" calcext:value-type="float">
            <text:p><text:s/>2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3" calcext:value-type="float">
            <text:p><text:s/>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407" calcext:value-type="float">
            <text:p>( 40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10.732" calcext:value-type="float">
            <text:p><text:s/>11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37" calcext:value-type="float">
            <text:p><text:s/>7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76" calcext:value-type="float">
            <text:p><text:s/>47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35.72" calcext:value-type="float">
            <text:p><text:s/>36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791" calcext:value-type="float">
            <text:p><text:s/>79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0" calcext:value-type="float">
            <text:p><text:s/>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5543.744" calcext:value-type="float">
            <text:p><text:s/>5,54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712" calcext:value-type="float">
            <text:p><text:s/>2,7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2" calcext:value-type="float">
            <text:p><text:s/>14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29" calcext:value-type="float">
            <text:p><text:s/>4,32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7" calcext:value-type="float">
            <text:p><text:s/>7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5" calcext:value-type="float">
            <text:p><text:s/>2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0" calcext:value-type="float">
            <text:p><text:s/>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35" calcext:value-type="float">
            <text:p><text:s/>1,53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83" calcext:value-type="float">
            <text:p><text:s/>2,88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" calcext:value-type="float">
            <text:p><text:s/>7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57163" calcext:value-type="float">
            <text:p><text:s/>2,857,1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30" calcext:value-type="float">
            <text:p><text:s/>2,4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0170.6" calcext:value-type="float">
            <text:p><text:s/>60,17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30" calcext:value-type="float">
            <text:p><text:s/>2,4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0170.6" calcext:value-type="float">
            <text:p><text:s/>60,17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57163" calcext:value-type="float">
            <text:p><text:s/>2,857,16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1" calcext:value-type="float">
            <text:p><text:s/>1,0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6" calcext:value-type="float">
            <text:p><text:s/>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3" calcext:value-type="float">
            <text:p><text:s/>1,04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6" calcext:value-type="float">
            <text:p><text:s/>76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8" calcext:value-type="float">
            <text:p><text:s/>1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782.588" calcext:value-type="float">
            <text:p><text:s/>2,78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5889" calcext:value-type="float">
            <text:p><text:s/>135,88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651" calcext:value-type="float">
            <text:p><text:s/>33,651 <text:s/></text:p>
          </table:table-cell>
          <table:table-cell table:style-name="ce50" office:value-type="float" office:value="173949.9412" calcext:value-type="float">
            <text:p><text:s/>173,950 <text:s/></text:p>
          </table:table-cell>
          <table:table-cell table:style-name="ce50" office:value-type="float" office:value="85174.0588" calcext:value-type="float">
            <text:p><text:s/>85,174 <text:s/></text:p>
          </table:table-cell>
          <table:table-cell table:style-name="ce50" office:value-type="float" office:value="117705" calcext:value-type="float">
            <text:p><text:s/>117,7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620.062" calcext:value-type="float">
            <text:p><text:s/>2,6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47975" calcext:value-type="float">
            <text:p><text:s/>47,9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109" calcext:value-type="float">
            <text:p><text:s/>1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5" calcext:value-type="float">
            <text:p><text:s/>46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310" calcext:value-type="float">
            <text:p><text:s/>11,3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61" calcext:value-type="float">
            <text:p><text:s/>4,5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48.238" calcext:value-type="float">
            <text:p><text:s/>14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3475" calcext:value-type="float">
            <text:p><text:s/>103,47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651" calcext:value-type="float">
            <text:p><text:s/>33,651 <text:s/></text:p>
          </table:table-cell>
          <table:table-cell table:style-name="ce50" office:value-type="float" office:value="173949.9412" calcext:value-type="float">
            <text:p><text:s/>173,950 <text:s/></text:p>
          </table:table-cell>
          <table:table-cell table:style-name="ce50" office:value-type="float" office:value="85174.0588" calcext:value-type="float">
            <text:p><text:s/>85,174 <text:s/></text:p>
          </table:table-cell>
          <table:table-cell table:style-name="ce50" office:value-type="float" office:value="65524" calcext:value-type="float">
            <text:p><text:s/>65,52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4.288" calcext:value-type="float">
            <text:p><text:s/>1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6078" calcext:value-type="float">
            <text:p><text:s/>16,07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4091" calcext:value-type="float">
            <text:p><text:s/>4,091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976.942" calcext:value-type="float">
            <text:p><text:s/>977 <text:s/></text:p>
          </table:table-cell>
          <table:table-cell table:number-columns-repeated="8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918448.125" calcext:value-type="float">
            <text:p><text:s/>2,918,4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918448.125" calcext:value-type="float">
            <text:p><text:s/>2,918,4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918448.125" calcext:value-type="float">
            <text:p>( 2,918,44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32449" calcext:value-type="float">
            <text:p><text:s/>1,532,44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7883" calcext:value-type="float">
            <text:p><text:s/>87,88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71" calcext:value-type="float">
            <text:p><text:s/>71 <text:s/></text:p>
          </table:table-cell>
          <table:table-cell table:style-name="ce50" office:value-type="float" office:value="770890" calcext:value-type="float">
            <text:p><text:s/>770,89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6961.661386139" calcext:value-type="float">
            <text:p><text:s/>106,962 <text:s/></text:p>
          </table:table-cell>
          <table:table-cell table:style-name="ce50" office:value-type="float" office:value="204562" calcext:value-type="float">
            <text:p><text:s/>204,56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3516.52173913" calcext:value-type="float">
            <text:p><text:s/>163,51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75377" calcext:value-type="float">
            <text:p><text:s/>75,377 <text:s/></text:p>
          </table:table-cell>
          <table:table-cell table:style-name="ce50" office:value-type="float" office:value="824192" calcext:value-type="float">
            <text:p><text:s/>824,1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51" calcext:value-type="float">
            <text:p><text:s/>2,15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272533" calcext:value-type="float">
            <text:p><text:s/>-272,533 <text:s/></text:p>
          </table:table-cell>
          <table:table-cell table:style-name="ce50" office:value-type="float" office:value="-83573.2307692308" calcext:value-type="float">
            <text:p><text:s/>-83,57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457.9603960396" calcext:value-type="float">
            <text:p><text:s/>41,458 <text:s/></text:p>
          </table:table-cell>
          <table:table-cell table:style-name="ce50" office:value-type="float" office:value="-1494" calcext:value-type="float">
            <text:p><text:s/>-1,494 <text:s/></text:p>
          </table:table-cell>
          <table:table-cell table:style-name="ce50" office:value-type="float" office:value="-2396" calcext:value-type="float">
            <text:p><text:s/>-2,39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4635.066666667" calcext:value-type="float">
            <text:p><text:s/>114,63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97085" calcext:value-type="float">
            <text:p><text:s/>197,085 <text:s/></text:p>
          </table:table-cell>
          <table:table-cell table:style-name="ce51" office:value-type="float" office:value="20940.2307692307" calcext:value-type="float">
            <text:p><text:s/>20,94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62687.6217821782" calcext:value-type="float">
            <text:p><text:s/>-62,688 <text:s/></text:p>
          </table:table-cell>
          <table:table-cell table:style-name="ce51" office:value-type="float" office:value="-203068" calcext:value-type="float">
            <text:p><text:s/>-203,068 <text:s/></text:p>
          </table:table-cell>
          <table:table-cell table:style-name="ce51" office:value-type="float" office:value="2396" calcext:value-type="float">
            <text:p><text:s/>2,396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278151.588405797" calcext:value-type="float">
            <text:p><text:s/>-278,15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4574" calcext:value-type="float">
            <text:p><text:s/>14,574 <text:s/></text:p>
          </table:table-cell>
          <table:table-cell table:style-name="ce50" office:value-type="float" office:value="1465127.23076923" calcext:value-type="float">
            <text:p><text:s/>1,465,12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688" calcext:value-type="float">
            <text:p><text:s/>8,68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8228.8333333333" calcext:value-type="float">
            <text:p><text:s/>58,22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7498" calcext:value-type="float">
            <text:p><text:s/>17,498 <text:s/></text:p>
          </table:table-cell>
          <table:table-cell table:style-name="ce50" office:value-type="float" office:value="1800740" calcext:value-type="float">
            <text:p><text:s/>1,800,74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7498" calcext:value-type="float">
            <text:p><text:s/>17,498 <text:s/></text:p>
          </table:table-cell>
          <table:table-cell table:style-name="ce50" office:value-type="float" office:value="1800740" calcext:value-type="float">
            <text:p><text:s/>1,800,74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096814" calcext:value-type="float">
            <text:p><text:s/>3,096,814 <text:s/></text:p>
          </table:table-cell>
          <table:table-cell table:style-name="ce50" office:value-type="float" office:value="9228037" calcext:value-type="float">
            <text:p><text:s/>9,228,03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9273.267326733" calcext:value-type="float">
            <text:p><text:s/>279,273 <text:s/></text:p>
          </table:table-cell>
          <table:table-cell table:style-name="ce50" office:value-type="float" office:value="553956" calcext:value-type="float">
            <text:p><text:s/>553,956 <text:s/></text:p>
          </table:table-cell>
          <table:table-cell table:style-name="ce50" office:value-type="float" office:value="40644" calcext:value-type="float">
            <text:p><text:s/>40,64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12434.723478261" calcext:value-type="float">
            <text:p><text:s/>912,43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039409.17636364" calcext:value-type="float">
            <text:p><text:s/>3,039,409 <text:s/></text:p>
          </table:table-cell>
          <table:table-cell table:style-name="ce50" office:value-type="float" office:value="9228037" calcext:value-type="float">
            <text:p><text:s/>9,228,03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9273.267326733" calcext:value-type="float">
            <text:p><text:s/>279,273 <text:s/></text:p>
          </table:table-cell>
          <table:table-cell table:style-name="ce50" office:value-type="float" office:value="553956" calcext:value-type="float">
            <text:p><text:s/>553,956 <text:s/></text:p>
          </table:table-cell>
          <table:table-cell table:style-name="ce50" office:value-type="float" office:value="40644" calcext:value-type="float">
            <text:p><text:s/>40,64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41897.246144928" calcext:value-type="float">
            <text:p><text:s/>841,89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57404.8236363636" calcext:value-type="float">
            <text:p><text:s/>57,40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70537.4773333333" calcext:value-type="float">
            <text:p><text:s/>70,53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4768" calcext:value-type="float">
            <text:p><text:s/>34,768 <text:s/></text:p>
          </table:table-cell>
          <table:table-cell table:style-name="ce50" office:value-type="float" office:value="1070399" calcext:value-type="float">
            <text:p><text:s/>1,070,3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199" calcext:value-type="float">
            <text:p><text:s/>199 <text:s/></text:p>
          </table:table-cell>
          <table:table-cell table:style-name="ce50" office:value-type="float" office:value="88" calcext:value-type="float">
            <text:p><text:s/>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592" calcext:value-type="float">
            <text:p><text:s/>1,592 <text:s/></text:p>
          </table:table-cell>
          <table:table-cell table:style-name="ce50" office:value-type="float" office:value="104228" calcext:value-type="float">
            <text:p><text:s/>104,22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2685" calcext:value-type="float">
            <text:p><text:s/>32,685 <text:s/></text:p>
          </table:table-cell>
          <table:table-cell table:style-name="ce50" office:value-type="float" office:value="966083" calcext:value-type="float">
            <text:p><text:s/>966,0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292" calcext:value-type="float">
            <text:p><text:s/>292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3227059" calcext:value-type="float">
            <text:p><text:s/>3,227,059 <text:s/></text:p>
          </table:table-cell>
          <table:table-cell table:style-name="ce52" office:value-type="float" office:value="4912711" calcext:value-type="float">
            <text:p><text:s/>4,912,71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16585.645544554" calcext:value-type="float">
            <text:p><text:s/>216,586 <text:s/></text:p>
          </table:table-cell>
          <table:table-cell table:style-name="ce52" office:value-type="float" office:value="350888" calcext:value-type="float">
            <text:p><text:s/>350,888 <text:s/></text:p>
          </table:table-cell>
          <table:table-cell table:style-name="ce52" office:value-type="float" office:value="34352" calcext:value-type="float">
            <text:p><text:s/>34,352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576054.30173913" calcext:value-type="float">
            <text:p><text:s/>576,054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3227059" calcext:value-type="float">
            <text:p><text:s/>3,227,059 <text:s/></text:p>
          </table:table-cell>
          <table:table-cell table:style-name="ce52" office:value-type="float" office:value="4912711" calcext:value-type="float">
            <text:p><text:s/>4,912,711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39772" calcext:value-type="float">
            <text:p><text:s/>239,772 <text:s/></text:p>
          </table:table-cell>
          <table:table-cell table:style-name="ce50" office:value-type="float" office:value="4174658" calcext:value-type="float">
            <text:p><text:s/>4,174,6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31319" calcext:value-type="float">
            <text:p><text:s/>31,319 <text:s/></text:p>
          </table:table-cell>
          <table:table-cell table:style-name="ce50" office:value-type="float" office:value="25997" calcext:value-type="float">
            <text:p><text:s/>25,9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27046" calcext:value-type="float">
            <text:p><text:s/>27,046 <text:s/></text:p>
          </table:table-cell>
          <table:table-cell table:style-name="ce50" office:value-type="float" office:value="425280" calcext:value-type="float">
            <text:p><text:s/>425,2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11737" calcext:value-type="float">
            <text:p><text:s/>11,737 <text:s/></text:p>
          </table:table-cell>
          <table:table-cell table:style-name="ce50" office:value-type="float" office:value="837989" calcext:value-type="float">
            <text:p><text:s/>837,98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370" calcext:value-type="float">
            <text:p><text:s/>370 <text:s/></text:p>
          </table:table-cell>
          <table:table-cell table:style-name="ce50" office:value-type="float" office:value="26770" calcext:value-type="float">
            <text:p><text:s/>26,7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2336" calcext:value-type="float">
            <text:p><text:s/>2,336 <text:s/></text:p>
          </table:table-cell>
          <table:table-cell table:style-name="ce50" office:value-type="float" office:value="6598" calcext:value-type="float">
            <text:p><text:s/>6,59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6717" calcext:value-type="float">
            <text:p><text:s/>6,717 <text:s/></text:p>
          </table:table-cell>
          <table:table-cell table:style-name="ce50" office:value-type="float" office:value="440400" calcext:value-type="float">
            <text:p><text:s/>440,4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716" calcext:value-type="float">
            <text:p><text:s/>716 <text:s/></text:p>
          </table:table-cell>
          <table:table-cell table:style-name="ce50" office:value-type="float" office:value="4193" calcext:value-type="float">
            <text:p><text:s/>4,1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097" calcext:value-type="float">
            <text:p><text:s/>7,097 <text:s/></text:p>
          </table:table-cell>
          <table:table-cell table:style-name="ce50" office:value-type="float" office:value="513501" calcext:value-type="float">
            <text:p><text:s/>513,5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097" calcext:value-type="float">
            <text:p><text:s/>7,097 <text:s/></text:p>
          </table:table-cell>
          <table:table-cell table:style-name="ce50" office:value-type="float" office:value="513501" calcext:value-type="float">
            <text:p><text:s/>513,5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7097" calcext:value-type="float">
            <text:p>( 7,097 <text:s/>)</text:p>
          </table:table-cell>
          <table:table-cell table:style-name="ce53" office:value-type="float" office:value="513501" calcext:value-type="float">
            <text:p>( 513,501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2192" calcext:value-type="float">
            <text:p><text:s/>2,192 <text:s/></text:p>
          </table:table-cell>
          <table:table-cell table:style-name="ce50" office:value-type="float" office:value="72341" calcext:value-type="float">
            <text:p><text:s/>72,3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902" calcext:value-type="float">
            <text:p><text:s/>902 <text:s/></text:p>
          </table:table-cell>
          <table:table-cell table:style-name="ce50" office:value-type="float" office:value="106765" calcext:value-type="float">
            <text:p><text:s/>106,76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1271" calcext:value-type="float">
            <text:p><text:s/>11,271 <text:s/></text:p>
          </table:table-cell>
          <table:table-cell table:style-name="ce54" office:value-type="float" office:value="563244" calcext:value-type="float">
            <text:p><text:s/>563,244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8483" calcext:value-type="float">
            <text:p><text:s/>28,483 <text:s/></text:p>
          </table:table-cell>
          <table:table-cell table:style-name="ce50" office:value-type="float" office:value="426439" calcext:value-type="float">
            <text:p><text:s/>426,43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4647" calcext:value-type="float">
            <text:p><text:s/>14,647 <text:s/></text:p>
          </table:table-cell>
          <table:table-cell table:style-name="ce50" office:value-type="float" office:value="34047" calcext:value-type="float">
            <text:p><text:s/>34,04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3836" calcext:value-type="float">
            <text:p><text:s/>13,836 <text:s/></text:p>
          </table:table-cell>
          <table:table-cell table:style-name="ce50" office:value-type="float" office:value="392392" calcext:value-type="float">
            <text:p><text:s/>392,3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2542" calcext:value-type="float">
            <text:p>( 2,542 <text:s/>)</text:p>
          </table:table-cell>
          <table:table-cell table:style-name="ce53" office:value-type="float" office:value="19018" calcext:value-type="float">
            <text:p>( 19,01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938" calcext:value-type="float">
            <text:p>( 2,938 <text:s/>)</text:p>
          </table:table-cell>
          <table:table-cell table:style-name="ce55" office:value-type="float" office:value="197637" calcext:value-type="float">
            <text:p>( 197,637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21968" calcext:value-type="float">
            <text:p><text:s/>21,968 <text:s/></text:p>
          </table:table-cell>
          <table:table-cell table:style-name="ce50" office:value-type="float" office:value="483035" calcext:value-type="float">
            <text:p><text:s/>483,0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9333" calcext:value-type="float">
            <text:p><text:s/>19,333 <text:s/></text:p>
          </table:table-cell>
          <table:table-cell table:style-name="ce50" office:value-type="float" office:value="432295" calcext:value-type="float">
            <text:p><text:s/>432,29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635" calcext:value-type="float">
            <text:p><text:s/>2,635 <text:s/></text:p>
          </table:table-cell>
          <table:table-cell table:style-name="ce50" office:value-type="float" office:value="50740" calcext:value-type="float">
            <text:p><text:s/>50,74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5263" calcext:value-type="float">
            <text:p><text:s/>5,263 <text:s/></text:p>
          </table:table-cell>
          <table:table-cell table:style-name="ce50" office:value-type="float" office:value="82929" calcext:value-type="float">
            <text:p><text:s/>82,9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435" calcext:value-type="float">
            <text:p><text:s/>4,435 <text:s/></text:p>
          </table:table-cell>
          <table:table-cell table:style-name="ce54" office:value-type="float" office:value="16100" calcext:value-type="float">
            <text:p><text:s/>16,100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5596" calcext:value-type="float">
            <text:p><text:s/>5,596 <text:s/></text:p>
          </table:table-cell>
          <table:table-cell table:style-name="ce50" office:value-type="float" office:value="51259" calcext:value-type="float">
            <text:p><text:s/>51,2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9673" calcext:value-type="float">
            <text:p><text:s/>9,673 <text:s/></text:p>
          </table:table-cell>
          <table:table-cell table:style-name="ce50" office:value-type="float" office:value="23677" calcext:value-type="float">
            <text:p><text:s/>23,6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775" calcext:value-type="float">
            <text:p><text:s/>1,775 <text:s/></text:p>
          </table:table-cell>
          <table:table-cell table:style-name="ce50" office:value-type="float" office:value="27598" calcext:value-type="float">
            <text:p><text:s/>27,59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526" calcext:value-type="float">
            <text:p><text:s/>526 <text:s/></text:p>
          </table:table-cell>
          <table:table-cell table:style-name="ce50" office:value-type="float" office:value="72" calcext:value-type="float">
            <text:p><text:s/>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60350" calcext:value-type="float">
            <text:p><text:s/>60,350 <text:s/></text:p>
          </table:table-cell>
          <table:table-cell table:style-name="ce50" office:value-type="float" office:value="40471" calcext:value-type="float">
            <text:p><text:s/>40,4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2045968" calcext:value-type="float">
            <text:p><text:s/>2,045,968 <text:s/></text:p>
          </table:table-cell>
          <table:table-cell table:style-name="ce50" office:value-type="float" office:value="167887" calcext:value-type="float">
            <text:p><text:s/>167,88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1964364" calcext:value-type="float">
            <text:p><text:s/>1,964,36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43229" calcext:value-type="float">
            <text:p><text:s/>43,22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38375" calcext:value-type="float">
            <text:p><text:s/>38,375 <text:s/></text:p>
          </table:table-cell>
          <table:table-cell table:style-name="ce50" office:value-type="float" office:value="167887" calcext:value-type="float">
            <text:p><text:s/>167,88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634197" calcext:value-type="float">
            <text:p><text:s/>634,197 <text:s/></text:p>
          </table:table-cell>
          <table:table-cell table:style-name="ce50" office:value-type="float" office:value="266026" calcext:value-type="float">
            <text:p><text:s/>266,02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3742" calcext:value-type="float">
            <text:p><text:s/>3,742 <text:s/></text:p>
          </table:table-cell>
          <table:table-cell table:style-name="ce50" office:value-type="float" office:value="2111" calcext:value-type="float">
            <text:p><text:s/>2,1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630455" calcext:value-type="float">
            <text:p><text:s/>630,455 <text:s/></text:p>
          </table:table-cell>
          <table:table-cell table:style-name="ce51" office:value-type="float" office:value="263915" calcext:value-type="float">
            <text:p><text:s/>263,91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07122" calcext:value-type="float">
            <text:p><text:s/>307,122 <text:s/></text:p>
          </table:table-cell>
          <table:table-cell table:style-name="ce50" office:value-type="float" office:value="304140" calcext:value-type="float">
            <text:p><text:s/>304,14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9911" calcext:value-type="float">
            <text:p><text:s/>9,911 <text:s/></text:p>
          </table:table-cell>
          <table:table-cell table:style-name="ce50" office:value-type="float" office:value="47252" calcext:value-type="float">
            <text:p><text:s/>47,2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373" calcext:value-type="float">
            <text:p><text:s/>2,373 <text:s/></text:p>
          </table:table-cell>
          <table:table-cell table:style-name="ce50" office:value-type="float" office:value="3391" calcext:value-type="float">
            <text:p><text:s/>3,3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27379" calcext:value-type="float">
            <text:p><text:s/>27,379 <text:s/></text:p>
          </table:table-cell>
          <table:table-cell table:style-name="ce50" office:value-type="float" office:value="127" calcext:value-type="float">
            <text:p><text:s/>1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4527" calcext:value-type="float">
            <text:p><text:s/>4,527 <text:s/></text:p>
          </table:table-cell>
          <table:table-cell table:style-name="ce50" office:value-type="float" office:value="2254" calcext:value-type="float">
            <text:p><text:s/>2,25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3971" calcext:value-type="float">
            <text:p><text:s/>3,971 <text:s/></text:p>
          </table:table-cell>
          <table:table-cell table:style-name="ce50" office:value-type="float" office:value="2894" calcext:value-type="float">
            <text:p><text:s/>2,8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99881" calcext:value-type="float">
            <text:p><text:s/>199,881 <text:s/></text:p>
          </table:table-cell>
          <table:table-cell table:style-name="ce50" office:value-type="float" office:value="211345" calcext:value-type="float">
            <text:p><text:s/>211,3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59080" calcext:value-type="float">
            <text:p><text:s/>59,080 <text:s/></text:p>
          </table:table-cell>
          <table:table-cell table:style-name="ce51" office:value-type="float" office:value="36877" calcext:value-type="float">
            <text:p><text:s/>36,87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6585.645544554" calcext:value-type="float">
            <text:p><text:s/>216,586 <text:s/></text:p>
          </table:table-cell>
          <table:table-cell table:style-name="ce50" office:value-type="float" office:value="350888" calcext:value-type="float">
            <text:p><text:s/>350,888 <text:s/></text:p>
          </table:table-cell>
          <table:table-cell table:style-name="ce50" office:value-type="float" office:value="34352" calcext:value-type="float">
            <text:p><text:s/>34,35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76054.30173913" calcext:value-type="float">
            <text:p><text:s/>576,054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6585.645544554" calcext:value-type="float">
            <text:p><text:s/>216,586 <text:s/></text:p>
          </table:table-cell>
          <table:table-cell table:style-name="ce50" office:value-type="float" office:value="350888" calcext:value-type="float">
            <text:p><text:s/>350,888 <text:s/></text:p>
          </table:table-cell>
          <table:table-cell table:style-name="ce50" office:value-type="float" office:value="34352" calcext:value-type="float">
            <text:p><text:s/>34,35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76054.30173913" calcext:value-type="float">
            <text:p><text:s/>576,054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68227.1316823584" calcext:value-type="float">
            <text:p><text:s/>68,227 <text:s/></text:p>
          </table:table-cell>
          <table:table-cell table:style-name="ce57" office:value-type="float" office:value="7419366.42831764" calcext:value-type="float">
            <text:p><text:s/>7,419,366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68227.1316823584" calcext:value-type="float">
            <text:p><text:s/>68,227 <text:s/></text:p>
          </table:table-cell>
          <table:table-cell table:style-name="ce57" office:value-type="float" office:value="7419366.42831764" calcext:value-type="float">
            <text:p><text:s/>7,419,366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824270.454545455" calcext:value-type="float">
            <text:p><text:s/>824,270 <text:s/></text:p>
          </table:table-cell>
          <table:table-cell table:style-name="ce49" office:value-type="float" office:value="1208930" calcext:value-type="float">
            <text:p><text:s/>1,208,930 <text:s/></text:p>
          </table:table-cell>
          <table:table-cell table:number-columns-repeated="7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31629.090909091" calcext:value-type="float">
            <text:p><text:s/>131,629 <text:s/></text:p>
          </table:table-cell>
          <table:table-cell table:style-name="ce50" office:value-type="float" office:value="193056" calcext:value-type="float">
            <text:p><text:s/>193,05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692641.363636364" calcext:value-type="float">
            <text:p><text:s/>692,641 <text:s/></text:p>
          </table:table-cell>
          <table:table-cell table:style-name="ce51" office:value-type="float" office:value="1015874" calcext:value-type="float">
            <text:p><text:s/>1,015,87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5244.5454545455" calcext:value-type="float">
            <text:p><text:s/>35,245 <text:s/></text:p>
          </table:table-cell>
          <table:table-cell table:style-name="ce50" office:value-type="float" office:value="51692" calcext:value-type="float">
            <text:p><text:s/>51,6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5244.5454545455" calcext:value-type="float">
            <text:p><text:s/>35,245 <text:s/></text:p>
          </table:table-cell>
          <table:table-cell table:style-name="ce50" office:value-type="float" office:value="51692" calcext:value-type="float">
            <text:p><text:s/>51,6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57396.818181818" calcext:value-type="float">
            <text:p><text:s/>657,397 <text:s/></text:p>
          </table:table-cell>
          <table:table-cell table:style-name="ce52" office:value-type="float" office:value="964182" calcext:value-type="float">
            <text:p><text:s/>964,182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74162.954545455" calcext:value-type="float">
            <text:p><text:s/>474,163 <text:s/></text:p>
          </table:table-cell>
          <table:table-cell table:style-name="ce52" office:value-type="float" office:value="695439" calcext:value-type="float">
            <text:p><text:s/>695,439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97141.3636363636" calcext:value-type="float">
            <text:p><text:s/>97,141 <text:s/></text:p>
          </table:table-cell>
          <table:table-cell table:style-name="ce50" office:value-type="float" office:value="142474" calcext:value-type="float">
            <text:p><text:s/>142,47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95.681818181818" calcext:value-type="float">
            <text:p><text:s/>196 <text:s/></text:p>
          </table:table-cell>
          <table:table-cell table:style-name="ce50" office:value-type="float" office:value="287" calcext:value-type="float">
            <text:p><text:s/>28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013.86363636364" calcext:value-type="float">
            <text:p><text:s/>1,014 <text:s/></text:p>
          </table:table-cell>
          <table:table-cell table:style-name="ce50" office:value-type="float" office:value="1487" calcext:value-type="float">
            <text:p><text:s/>1,48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288.409090909091" calcext:value-type="float">
            <text:p><text:s/>288 <text:s/></text:p>
          </table:table-cell>
          <table:table-cell table:style-name="ce50" office:value-type="float" office:value="423" calcext:value-type="float">
            <text:p><text:s/>4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21.8181818181818" calcext:value-type="float">
            <text:p><text:s/>22 <text:s/></text:p>
          </table:table-cell>
          <table:table-cell table:style-name="ce50" office:value-type="float" office:value="32" calcext:value-type="float">
            <text:p><text:s/>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8.86363636363636" calcext:value-type="float">
            <text:p><text:s/>9 <text:s/></text:p>
          </table:table-cell>
          <table:table-cell table:style-name="ce50" office:value-type="float" office:value="13" calcext:value-type="float">
            <text:p><text:s/>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1250.6818181818" calcext:value-type="float">
            <text:p><text:s/>11,251 <text:s/></text:p>
          </table:table-cell>
          <table:table-cell table:style-name="ce50" office:value-type="float" office:value="16501" calcext:value-type="float">
            <text:p><text:s/>16,5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0958.1818181818" calcext:value-type="float">
            <text:p><text:s/>10,958 <text:s/></text:p>
          </table:table-cell>
          <table:table-cell table:style-name="ce50" office:value-type="float" office:value="16072" calcext:value-type="float">
            <text:p><text:s/>16,0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0958.1818181818" calcext:value-type="float">
            <text:p>( 10,958 <text:s/>)</text:p>
          </table:table-cell>
          <table:table-cell table:style-name="ce53" office:value-type="float" office:value="16072" calcext:value-type="float">
            <text:p>( 16,07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78.4090909090909" calcext:value-type="float">
            <text:p><text:s/>78 <text:s/></text:p>
          </table:table-cell>
          <table:table-cell table:style-name="ce50" office:value-type="float" office:value="115" calcext:value-type="float">
            <text:p><text:s/>1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214.090909090909" calcext:value-type="float">
            <text:p><text:s/>214 <text:s/></text:p>
          </table:table-cell>
          <table:table-cell table:style-name="ce50" office:value-type="float" office:value="314" calcext:value-type="float">
            <text:p><text:s/>3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1055.45454545455" calcext:value-type="float">
            <text:p><text:s/>1,055 <text:s/></text:p>
          </table:table-cell>
          <table:table-cell table:style-name="ce50" office:value-type="float" office:value="1548" calcext:value-type="float">
            <text:p><text:s/>1,5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.77272727272727" calcext:value-type="float">
            <text:p><text:s/>5 <text:s/></text:p>
          </table:table-cell>
          <table:table-cell table:style-name="ce50" office:value-type="float" office:value="7" calcext:value-type="float">
            <text:p><text:s/>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207.954545454545" calcext:value-type="float">
            <text:p><text:s/>208 <text:s/></text:p>
          </table:table-cell>
          <table:table-cell table:style-name="ce54" office:value-type="float" office:value="305" calcext:value-type="float">
            <text:p><text:s/>30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63469.0909090909" calcext:value-type="float">
            <text:p><text:s/>63,469 <text:s/></text:p>
          </table:table-cell>
          <table:table-cell table:style-name="ce50" office:value-type="float" office:value="93088" calcext:value-type="float">
            <text:p><text:s/>93,0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63469.0909090909" calcext:value-type="float">
            <text:p><text:s/>63,469 <text:s/></text:p>
          </table:table-cell>
          <table:table-cell table:style-name="ce50" office:value-type="float" office:value="93088" calcext:value-type="float">
            <text:p><text:s/>93,0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33774.5454545455" calcext:value-type="float">
            <text:p>( 33,775 <text:s/>)</text:p>
          </table:table-cell>
          <table:table-cell table:style-name="ce53" office:value-type="float" office:value="49536" calcext:value-type="float">
            <text:p>( 49,536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6532.9545454545" calcext:value-type="float">
            <text:p>( 26,533 <text:s/>)</text:p>
          </table:table-cell>
          <table:table-cell table:style-name="ce55" office:value-type="float" office:value="38915" calcext:value-type="float">
            <text:p>( 38,915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475.909090909091" calcext:value-type="float">
            <text:p><text:s/>476 <text:s/></text:p>
          </table:table-cell>
          <table:table-cell table:style-name="ce50" office:value-type="float" office:value="698" calcext:value-type="float">
            <text:p><text:s/>69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475.909090909091" calcext:value-type="float">
            <text:p><text:s/>476 <text:s/></text:p>
          </table:table-cell>
          <table:table-cell table:style-name="ce50" office:value-type="float" office:value="698" calcext:value-type="float">
            <text:p><text:s/>69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000.90909090909" calcext:value-type="float">
            <text:p><text:s/>1,001 <text:s/></text:p>
          </table:table-cell>
          <table:table-cell table:style-name="ce50" office:value-type="float" office:value="1468" calcext:value-type="float">
            <text:p><text:s/>1,4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28.181818181818" calcext:value-type="float">
            <text:p><text:s/>428 <text:s/></text:p>
          </table:table-cell>
          <table:table-cell table:style-name="ce54" office:value-type="float" office:value="628" calcext:value-type="float">
            <text:p><text:s/>628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0282.5" calcext:value-type="float">
            <text:p><text:s/>10,283 <text:s/></text:p>
          </table:table-cell>
          <table:table-cell table:style-name="ce50" office:value-type="float" office:value="15081" calcext:value-type="float">
            <text:p><text:s/>15,08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124.31818181818" calcext:value-type="float">
            <text:p><text:s/>1,124 <text:s/></text:p>
          </table:table-cell>
          <table:table-cell table:style-name="ce50" office:value-type="float" office:value="1649" calcext:value-type="float">
            <text:p><text:s/>1,64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6312.95454545455" calcext:value-type="float">
            <text:p><text:s/>6,313 <text:s/></text:p>
          </table:table-cell>
          <table:table-cell table:style-name="ce50" office:value-type="float" office:value="9259" calcext:value-type="float">
            <text:p><text:s/>9,2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65265.6818181818" calcext:value-type="float">
            <text:p><text:s/>65,266 <text:s/></text:p>
          </table:table-cell>
          <table:table-cell table:style-name="ce50" office:value-type="float" office:value="95723" calcext:value-type="float">
            <text:p><text:s/>95,7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56161.3636363636" calcext:value-type="float">
            <text:p><text:s/>56,161 <text:s/></text:p>
          </table:table-cell>
          <table:table-cell table:style-name="ce50" office:value-type="float" office:value="82370" calcext:value-type="float">
            <text:p><text:s/>82,3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6405" calcext:value-type="float">
            <text:p><text:s/>6,405 <text:s/></text:p>
          </table:table-cell>
          <table:table-cell table:style-name="ce50" office:value-type="float" office:value="9394" calcext:value-type="float">
            <text:p><text:s/>9,3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699.31818181818" calcext:value-type="float">
            <text:p><text:s/>2,699 <text:s/></text:p>
          </table:table-cell>
          <table:table-cell table:style-name="ce51" office:value-type="float" office:value="3959" calcext:value-type="float">
            <text:p><text:s/>3,959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311755.909090909" calcext:value-type="float">
            <text:p><text:s/>311,756 <text:s/></text:p>
          </table:table-cell>
          <table:table-cell table:style-name="ce52" office:value-type="float" office:value="457242" calcext:value-type="float">
            <text:p><text:s/>457,242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183233.863636364" calcext:value-type="float">
            <text:p><text:s/>183,234 <text:s/></text:p>
          </table:table-cell>
          <table:table-cell table:style-name="ce50" office:value-type="float" office:value="268743" calcext:value-type="float">
            <text:p><text:s/>268,7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183233.863636364" calcext:value-type="float">
            <text:p><text:s/>183,234 <text:s/></text:p>
          </table:table-cell>
          <table:table-cell table:style-name="ce50" office:value-type="float" office:value="268743" calcext:value-type="float">
            <text:p><text:s/>268,7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6129921.331" calcext:value-type="float">
            <text:p><text:s/>6,129,921 <text:s/></text:p>
          </table:table-cell>
          <table:table-cell table:style-name="ce49" office:value-type="float" office:value="4532.1" calcext:value-type="float">
            <text:p><text:s/>4,532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6940797" calcext:value-type="float">
            <text:p><text:s/>26,940,79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6940797" calcext:value-type="float">
            <text:p><text:s/>26,940,797 <text:s/></text:p>
          </table:table-cell>
          <table:table-cell table:style-name="ce51" office:value-type="float" office:value="6129921.331" calcext:value-type="float">
            <text:p><text:s/>6,129,921 <text:s/></text:p>
          </table:table-cell>
          <table:table-cell table:style-name="ce51" office:value-type="float" office:value="4532.1" calcext:value-type="float">
            <text:p><text:s/>4,532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569.460554" calcext:value-type="float">
            <text:p><text:s/>1,56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6940797" calcext:value-type="float">
            <text:p><text:s/>26,940,797 <text:s/></text:p>
          </table:table-cell>
          <table:table-cell table:style-name="ce50" office:value-type="float" office:value="7418763.331" calcext:value-type="float">
            <text:p><text:s/>7,418,763 <text:s/></text:p>
          </table:table-cell>
          <table:table-cell table:style-name="ce50" office:value-type="float" office:value="4532.1" calcext:value-type="float">
            <text:p><text:s/>4,53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6940797" calcext:value-type="float">
            <text:p><text:s/>26,940,797 <text:s/></text:p>
          </table:table-cell>
          <table:table-cell table:style-name="ce50" office:value-type="float" office:value="7418763.331" calcext:value-type="float">
            <text:p><text:s/>7,418,763 <text:s/></text:p>
          </table:table-cell>
          <table:table-cell table:style-name="ce50" office:value-type="float" office:value="4532.1" calcext:value-type="float">
            <text:p><text:s/>4,53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88842" calcext:value-type="float">
            <text:p><text:s/>1,288,84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333848.773" calcext:value-type="float">
            <text:p><text:s/>62,333,84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88842" calcext:value-type="float">
            <text:p><text:s/>1,288,84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333848.773" calcext:value-type="float">
            <text:p><text:s/>62,333,849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333186.189" calcext:value-type="float">
            <text:p><text:s/>6,333,18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9599.529" calcext:value-type="float">
            <text:p><text:s/>149,60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39.035" calcext:value-type="float">
            <text:p><text:s/>3,53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878.461" calcext:value-type="float">
            <text:p><text:s/>14,87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24795.204" calcext:value-type="float">
            <text:p><text:s/>1,324,79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17189.96" calcext:value-type="float">
            <text:p><text:s/>3,117,19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23184" calcext:value-type="float">
            <text:p><text:s/>1,723,18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939964.539446" calcext:value-type="float">
            <text:p><text:s/>2,939,965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53059128.584" calcext:value-type="float">
            <text:p><text:s/>53,059,12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53059128.584" calcext:value-type="float">
            <text:p><text:s/>53,059,12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844911.403" calcext:value-type="float">
            <text:p><text:s/>32,844,91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3175.374" calcext:value-type="float">
            <text:p><text:s/>103,17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21012.823" calcext:value-type="float">
            <text:p><text:s/>1,821,0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938882.621" calcext:value-type="float">
            <text:p><text:s/>5,938,8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2516.741" calcext:value-type="float">
            <text:p><text:s/>132,51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52253.26" calcext:value-type="float">
            <text:p><text:s/>652,2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16043.262" calcext:value-type="float">
            <text:p><text:s/>2,016,0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1245.01" calcext:value-type="float">
            <text:p><text:s/>111,2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99702.395" calcext:value-type="float">
            <text:p><text:s/>5,899,7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08754.012" calcext:value-type="float">
            <text:p><text:s/>1,608,75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343158.477" calcext:value-type="float">
            <text:p>( 1,343,158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65595.535" calcext:value-type="float">
            <text:p>( 265,59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67458.7" calcext:value-type="float">
            <text:p><text:s/>2,367,45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23489.683" calcext:value-type="float">
            <text:p><text:s/>1,923,490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52743.29" calcext:value-type="float">
            <text:p><text:s/>1,052,7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2392.111" calcext:value-type="float">
            <text:p><text:s/>472,392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540239.401" calcext:value-type="float">
            <text:p><text:s/>1,540,2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77907.91" calcext:value-type="float">
            <text:p><text:s/>2,777,9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72620.431" calcext:value-type="float">
            <text:p><text:s/>1,772,62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05287.479" calcext:value-type="float">
            <text:p><text:s/>1,005,28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68584.71" calcext:value-type="float">
            <text:p><text:s/>3,968,58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53065.064" calcext:value-type="float">
            <text:p><text:s/>3,653,0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5519.646" calcext:value-type="float">
            <text:p><text:s/>315,52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72047.386" calcext:value-type="float">
            <text:p>( 72,047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92005.14" calcext:value-type="float">
            <text:p><text:s/>1,692,005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792521.551" calcext:value-type="float">
            <text:p><text:s/>792,52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90822.618" calcext:value-type="float">
            <text:p><text:s/>2,090,82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33248.205" calcext:value-type="float">
            <text:p><text:s/>633,24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94742.96" calcext:value-type="float">
            <text:p><text:s/>494,7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8985.745" calcext:value-type="float">
            <text:p><text:s/>608,98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886.276" calcext:value-type="float">
            <text:p><text:s/>45,886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5446.275" calcext:value-type="float">
            <text:p><text:s/>235,44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5446.275" calcext:value-type="float">
            <text:p><text:s/>235,44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53022.839" calcext:value-type="float">
            <text:p><text:s/>1,353,02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6085.028" calcext:value-type="float">
            <text:p><text:s/>186,085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166937.811" calcext:value-type="float">
            <text:p><text:s/>1,166,93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846852.294" calcext:value-type="float">
            <text:p><text:s/>7,846,8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74697.078812331" calcext:value-type="float">
            <text:p><text:s/>874,6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4452.180057216" calcext:value-type="float">
            <text:p><text:s/>364,4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1646.166" calcext:value-type="float">
            <text:p><text:s/>161,64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9606.3" calcext:value-type="float">
            <text:p><text:s/>149,60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2760.927" calcext:value-type="float">
            <text:p><text:s/>262,76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7598.22460986" calcext:value-type="float">
            <text:p><text:s/>197,59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9947.603728847" calcext:value-type="float">
            <text:p><text:s/>79,94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14924.07879175" calcext:value-type="float">
            <text:p><text:s/>1,114,92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39902.741" calcext:value-type="float">
            <text:p><text:s/>1,439,903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201316.994" calcext:value-type="float">
            <text:p><text:s/>3,201,317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0778895.773" calcext:value-type="float">
            <text:p><text:s/>10,778,8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6940797" calcext:value-type="float">
            <text:p><text:s/>26,940,797 <text:s/></text:p>
          </table:table-cell>
          <table:table-cell table:style-name="ce57" office:value-type="float" office:value="7418763.331" calcext:value-type="float">
            <text:p><text:s/>7,418,763 <text:s/></text:p>
          </table:table-cell>
          <table:table-cell table:style-name="ce57" office:value-type="float" office:value="4532.1" calcext:value-type="float">
            <text:p><text:s/>4,532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6940797" calcext:value-type="float">
            <text:p><text:s/>26,940,797 <text:s/></text:p>
          </table:table-cell>
          <table:table-cell table:style-name="ce57" office:value-type="float" office:value="7418763.331" calcext:value-type="float">
            <text:p><text:s/>7,418,763 <text:s/></text:p>
          </table:table-cell>
          <table:table-cell table:style-name="ce57" office:value-type="float" office:value="4532.1" calcext:value-type="float">
            <text:p><text:s/>4,532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2"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